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01a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first beta version was released at midnight on May 1. Function introduction: </text:p>
      <text:p text:style-name="Standard">1. Generate font data of mixed Chinese, English and digital strings. </text:p>
      <text:p text:style-name="Standard">2. You can select the font and size, and adjust the length and width of the text independently to generate characters of any shape. </text:p>
      <text:p text:style-name="Standard">3. Various rotation and flip text functions </text:p>
      <text:p text:style-name="Standard">4. Adjust the output dot matrix size and the position of the characters in the dot matrix at will. </text:p>
      <text:p text:style-name="P1">5. The font data output can be customized in various formats. The system presets two formats, C language and assembly language, and you can define a new data output format by yourself; the number of output data per line is adjustable.</text:p>
      <text:p text:style-name="P1">6. Support four modes of modulo: row by row (that is, taking points row by row horizontally), column by column (taking points column by column vertically), row and column (first take the 8 points of the first row horizontally as the first byte, then take the 8 points of the second row vertically as the second byte...), column and row (first take the first 8 points of the first column vertically as the first byte, then take the first 8 points of the second column horizontally as the second byte...)</text:p>
      <text:p text:style-name="Standard">7. Support Yin code (bright spot is 1), Yang code (bright spot is 0) modulo</text:p>
      <text:p text:style-name="Standard">8. Support vertical (the first bit is low) (, reverse the first bit is high) modulo</text:p>
      <text:p text:style-name="Standard">9. The output number system can be selected as hexadecimal or decimal</text:p>
      <text:p text:style-name="Standard">10. Index files can be generated to quickly retrieve the required Chinese characters in the large number of generated character libraries</text:p>
      <text:p text:style-name="Standard">11. Dynamic LCD panel simulation, the pixel size and color of the simulation panel can be adjusted</text:p>
      <text:p text:style-name="Standard">12. In graphic mode, you can draw with the mouse at will, the left key draws, and the right key erases.</text:p>
      <text:p text:style-name="Standard">12. The functions in character mode such as rotation, flipping, and translation can also be used to process BMP images. The version is pctolcd1.94</text:p>
      <text:p text:style-name="Standard"/>
      <text:p text:style-name="Standard">The second beta version was released on the evening of May 1st.<text:line-break/>Updates are as follows:<text:line-break/>1. Added the function of locking the dot matrix size, for example, you can lock the 24X24 dot matrix size, and then adjust the size of the character dot matrix independently<text:line-break/>2. Added hotkey function, you can use the cursor with Ctrl, Shift to modify the text size and position<text:line-break/>3. Added simplified output format options<text:line-break/>4. The text input box was replaced with a text input combo box, so that historical records can be saved.<text:line-break/>5. The output data will automatically clear the previous data<text:line-break/>6. Custom formats can be hidden to simplify operations<text:line-break/>7. Some minor BUG corrections.<text:line-break/>The version is pctolcd2.03</text:p>
      <text:p text:style-name="Standard"/>
      <text:p text:style-name="P1">The third beta version was released at midnight on May 3. Updates are as follows: </text:p>
      <text:p text:style-name="P1">1. Added some small things, such as demonstration animations, I am too lazy to write them one by one.</text:p>
      <text:p text:style-name="P1">2. Fixed some annoying small bugs, such as the automatic completion of the dot matrix input box. 3. Added a large number of word processing and import TXT text file functions, and can remove blanks and repeated characters in the text. It can sort the text, which is suitable for generating small fonts. My test here is to convert a TXT file of more than 30,000 words into a 16X16 dot matrix font file within 2 minutes.</text:p>
      <text:p text:style-name="Standard"/>
      <text:p text:style-name="Standard">The version number is pctolcd2.53<text:line-break/><text:line-break/><text:soft-page-break/>Since this software focuses on character processing, its image function is relatively weak, please see the link.</text:p>
      <text:p text:style-name="Standard"/>
      <text:p text:style-name="Standard"/>
      <text:p text:style-name="Standard"/>
      <text:p text:style-name="Standard">The official version was released on May 8.<text:line-break/><text:line-break/>The official version has begun to evolve towards the direction of LCD font generation software. I have also focused on this part in the subsequent updates. Since I have not found any similar software with this function and cannot get any reference, I can only explore on my own. So if there are any inconveniences, please give more suggestions.<text:line-break/>The specific updates are as follows:<text:line-break/>1. Rewrite most of the kernel code to match the function of Chinese character library generation. At present, this kernel has been repeatedly tested.<text:line-break/>I believe that the stability and speed have been greatly improved compared with the previous version.<text:line-break/>2. Remove the stupid hotkey area because it is not very useful.<text:line-break/>3. Add the Chinese character library generation function, which is the most important improvement. It will be described in detail below.<text:line-break/>4. Fix many small BUGs to make the software more mature.</text:p>
      <text:p text:style-name="Standard"/>
      <text:p text:style-name="Standard"><text:s text:c="2"/></text:p>
      <text:p text:style-name="Standard">Perfect version released on May 12<text:line-break/><text:line-break/>Compared with the previous version, the perfect version of PCtoLCD2002 released this time does not add too many functions, because I think the existing functions are enough for the needs of generating various fonts, so the main work of the perfect version is to test repeatedly, carefully remove various bugs, and adjust some subtle details, the purpose of course is to pursue perfection! However, there is no truly perfect thing in the world, and this software is no exception. Moreover, this software was written by me from beginning to end. With limited energy, it is inevitable that I will lose sight of one thing while focusing on another. If you find any bugs in this version, please tell me in time.<text:line-break/>Update Notes:<text:line-break/>1. The interface uses a new font, and there will no longer be that ugly black bold font, which is much more beautiful than before.<text:line-break/>2. Add comprehensive prompt help to minimize various doubts of ordinary users.<text:line-break/>3. Fix some bugs in the extension of the generated file, and the FON extension will not always be added.<text:line-break/>4. Fix some format bugs of the generated font data. Now the generated C51 format font data can basically be directly pasted into the source program for use without modification.<text:line-break/>5. Added new font data format adjustment items to allow users to customize the data format they need more freely<text:line-break/>6. The most important update: fully supports the function of saving the current settings. The font format set by the user, the main window status and the font library generation window option information can all be saved, and there is no need to reset it the next time the window is opened.<text:line-break/>7. Fixed the bug that automatically jumps to the graphic mode when creating a new image<text:line-break/>8. Added the option of outputting compact format data, which can generate font data without blank lines.<text:line-break/>9. Improved the function of displaying the number of data per line, and can arbitrarily set the number of data displayed per line, and at the same time set the number of index data displayed per line.<text:line-break/>10. Fixed some errors in the module description and changed the format.<text:line-break/><text:soft-page-break/>11. Now when the user chooses decimal output, the "0x" before the generated font data, or the "H" after it will be automatically removed, and it will be automatically added when the hexadecimal is selected.<text:line-break/>12. Redesigned each window to fully meet the needs of maximization. If you feel that the current window is not large enough, you can maximize it.<text:line-break/>13. Added the function of generating English dot matrix fonts, which can automatically generate any dot matrix fonts with ASCII codes from 0-127. The usage method is the same as the function of generating national standard dot matrix fonts.<text:line-break/>14. Optimized the code again, removed various debugging information, and made the program faster.<text:line-break/>15. There are many subtle adjustments that I can't remember...<text:line-break/><text:line-break/>Points to note:</text:p>
      <text:p text:style-name="Standard">During the test, I found a problem: when the user directly generates a large dot matrix font (such as 320*320, 1024*768 Chinese font) under WIN98 or WINME, the data volume is very large, and WIN98/WINME has a 64K data capacity limit, so all the font data cannot be obtained in the main window. At this time, you need to use the font generation function to form a data file to obtain the complete font data.<text:line-break/><text:line-break/>I think the software function is very complete now, but it may be a little inconvenient to use. If you have any questions, you can post or send an email to as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0:44:31.571000000</meta:creation-date>
    <dc:date>2024-12-03T10:50:44.724000000</dc:date>
    <meta:editing-duration>PT6M13S</meta:editing-duration>
    <meta:editing-cycles>1</meta:editing-cycles>
    <meta:document-statistic meta:table-count="0" meta:image-count="0" meta:object-count="0" meta:page-count="3" meta:paragraph-count="23" meta:word-count="1345" meta:character-count="7703" meta:non-whitespace-character-count="6367"/>
    <meta:generator>LibreOffice/24.8.3.2$Windows_X86_64 LibreOffice_project/48a6bac9e7e268aeb4c3483fcf825c94556d9f92</meta:generator>
  </office:meta>
</office:document-meta>
</file>